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48519" officeooo:paragraph-rsid="00248519" style:font-weight-asian="normal" style:font-weight-complex="normal"/>
    </style:style>
    <style:style style:name="P2" style:family="paragraph" style:parent-style-name="Text_20_body">
      <style:paragraph-properties fo:line-height="120%"/>
      <style:text-properties fo:font-weight="normal" officeooo:rsid="0026ff05" officeooo:paragraph-rsid="0026ff05" style:font-weight-asian="normal" style:font-weight-complex="normal"/>
    </style:style>
    <style:style style:name="P3" style:family="paragraph" style:parent-style-name="Table_20_Contents">
      <style:text-properties fo:font-weight="bold" officeooo:rsid="007cb2e5" officeooo:paragraph-rsid="0026ff05" fo:background-color="transparent" style:font-weight-asian="bold" style:font-weight-complex="bold"/>
    </style:style>
    <style:style style:name="P4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07cb2e5" officeooo:paragraph-rsid="0026ff05" fo:background-color="transparent" style:font-weight-asian="bold" style:font-weight-complex="bold"/>
    </style:style>
    <style:style style:name="P5" style:family="paragraph" style:parent-style-name="Text_20_body" style:list-style-name="L1">
      <style:text-properties officeooo:rsid="001f89dc" officeooo:paragraph-rsid="0020fc87" fo:background-color="#00ff00"/>
    </style:style>
    <style:style style:name="P6" style:family="paragraph" style:parent-style-name="Text_20_body" style:list-style-name="L2">
      <style:text-properties officeooo:paragraph-rsid="0020fc87" fo:background-color="#00ff00"/>
    </style:style>
    <style:style style:name="P7" style:family="paragraph" style:parent-style-name="Text_20_body" style:list-style-name="L4">
      <style:text-properties officeooo:rsid="003a2819" officeooo:paragraph-rsid="003a2819" fo:background-color="#00ff00"/>
    </style:style>
    <style:style style:name="P8" style:family="paragraph" style:parent-style-name="Text_20_body" style:list-style-name="L4">
      <style:text-properties officeooo:rsid="003bd81f" officeooo:paragraph-rsid="003bd81f" fo:background-color="#00ff00"/>
    </style:style>
    <style:style style:name="P9" style:family="paragraph" style:parent-style-name="Text_20_body" style:list-style-name="L4">
      <style:text-properties officeooo:rsid="00433478" officeooo:paragraph-rsid="00433478" fo:background-color="#00ff00"/>
    </style:style>
    <style:style style:name="P10" style:family="paragraph" style:parent-style-name="Text_20_body" style:list-style-name="L2">
      <style:text-properties fo:font-weight="normal" officeooo:rsid="0020fc87" officeooo:paragraph-rsid="0020fc87" fo:background-color="#00ff00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32176b" officeooo:paragraph-rsid="0032176b" fo:background-color="#00ff00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3eb48f" officeooo:paragraph-rsid="003eb48f" fo:background-color="#00ff00" style:font-weight-asian="normal" style:font-weight-complex="normal"/>
    </style:style>
    <style:style style:name="P13" style:family="paragraph" style:parent-style-name="Text_20_body" style:list-style-name="L6">
      <style:text-properties fo:font-weight="normal" officeooo:rsid="00248519" officeooo:paragraph-rsid="0026ff05" fo:background-color="#00ff00" style:font-weight-asian="normal" style:font-weight-complex="normal"/>
    </style:style>
    <style:style style:name="P14" style:family="paragraph" style:parent-style-name="Text_20_body" style:list-style-name="L5">
      <style:text-properties fo:font-weight="normal" officeooo:rsid="00248519" officeooo:paragraph-rsid="00248519" fo:background-color="#00ff00" style:font-weight-asian="normal" style:font-weight-complex="normal"/>
    </style:style>
    <style:style style:name="P15" style:family="paragraph" style:parent-style-name="Text_20_body" style:list-style-name="L6">
      <style:text-properties fo:font-weight="normal" officeooo:rsid="00449cc5" officeooo:paragraph-rsid="00449cc5" fo:background-color="#00ff00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26ff05" officeooo:paragraph-rsid="0026ff05" fo:background-color="#00ff00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eb9dc" officeooo:paragraph-rsid="002eb9dc" fo:background-color="#00ff00" style:font-weight-asian="normal" style:font-weight-complex="normal"/>
    </style:style>
    <style:style style:name="P18" style:family="paragraph" style:parent-style-name="Text_20_body" style:list-style-name="L8">
      <style:text-properties fo:font-weight="normal" officeooo:rsid="002eb9dc" officeooo:paragraph-rsid="002eb9dc" fo:background-color="#00ff00" style:font-weight-asian="normal" style:font-weight-complex="normal"/>
    </style:style>
    <style:style style:name="P19" style:family="paragraph" style:parent-style-name="Text_20_body" style:list-style-name="L8">
      <style:text-properties fo:font-weight="normal" officeooo:rsid="00375fe9" officeooo:paragraph-rsid="00375fe9" fo:background-color="#00ff00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33dd4a" officeooo:paragraph-rsid="0033dd4a" fo:background-color="#00ff00" style:font-weight-asian="normal" style:font-weight-complex="normal"/>
    </style:style>
    <style:style style:name="P21" style:family="paragraph" style:parent-style-name="Text_20_body" style:list-style-name="L9">
      <style:text-properties fo:font-weight="normal" officeooo:rsid="0033dd4a" officeooo:paragraph-rsid="0033dd4a" fo:background-color="#00ff00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37e317" officeooo:paragraph-rsid="0037e317" fo:background-color="#00ff00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3932cb" officeooo:paragraph-rsid="003932cb" fo:background-color="#00ff00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422f1e" officeooo:paragraph-rsid="00422f1e" fo:background-color="#00ff00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23abad" officeooo:paragraph-rsid="0023abad" fo:background-color="#00ff00" style:font-weight-asian="normal" style:font-weight-complex="normal"/>
    </style:style>
    <style:style style:name="P26" style:family="paragraph" style:parent-style-name="Text_20_body" style:list-style-name="L6">
      <style:text-properties fo:font-weight="normal" officeooo:rsid="002c1033" officeooo:paragraph-rsid="002c1033" fo:background-color="#00ff00" style:font-weight-asian="normal" style:font-weight-complex="normal"/>
    </style:style>
    <style:style style:name="P27" style:family="paragraph" style:parent-style-name="Text_20_body" style:list-style-name="L6">
      <style:text-properties fo:font-weight="normal" officeooo:rsid="004d8ece" officeooo:paragraph-rsid="004d8ece" fo:background-color="#00ff00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20fc87" officeooo:paragraph-rsid="0020fc87" style:font-weight-asian="normal" style:font-weight-complex="normal"/>
    </style:style>
    <style:style style:name="P29" style:family="paragraph" style:parent-style-name="Text_20_body" style:list-style-name="L3">
      <style:text-properties fo:font-weight="normal" officeooo:rsid="0020fc87" officeooo:paragraph-rsid="0020fc87" style:font-weight-asian="normal" style:font-weight-complex="normal"/>
    </style:style>
    <style:style style:name="P30" style:family="paragraph" style:parent-style-name="Text_20_body" style:list-style-name="L3">
      <style:text-properties fo:font-weight="normal" officeooo:rsid="0049ba60" officeooo:paragraph-rsid="0049ba60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2133b5" officeooo:paragraph-rsid="003a2819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248519" officeooo:paragraph-rsid="00248519" style:font-weight-asian="normal" style:font-weight-complex="normal"/>
    </style:style>
    <style:style style:name="P33" style:family="paragraph" style:parent-style-name="Text_20_body" style:list-style-name="L4">
      <style:text-properties officeooo:paragraph-rsid="003a2819"/>
    </style:style>
    <style:style style:name="P34" style:family="paragraph" style:parent-style-name="Text_20_body" style:list-style-name="L6">
      <style:text-properties officeooo:rsid="0027e1bf" officeooo:paragraph-rsid="0027e1bf"/>
    </style:style>
    <style:style style:name="P35" style:family="paragraph" style:parent-style-name="Table_20_Contents" style:list-style-name="L7">
      <loext:graphic-properties draw:fill="none" draw:fill-color="#ffffff"/>
      <style:paragraph-properties fo:background-color="transparent"/>
      <style:text-properties officeooo:paragraph-rsid="0027e1bf" fo:background-color="#00ff00"/>
    </style:style>
    <style:style style:name="P36" style:family="paragraph" style:parent-style-name="Table_20_Contents" style:list-style-name="L7">
      <loext:graphic-properties draw:fill="none" draw:fill-color="#ffffff"/>
      <style:paragraph-properties fo:background-color="transparent"/>
      <style:text-properties officeooo:rsid="0027e1bf" officeooo:paragraph-rsid="0027e1bf" fo:background-color="#00ff00"/>
    </style:style>
    <style:style style:name="P37" style:family="paragraph" style:parent-style-name="Table_20_Contents" style:list-style-name="L7">
      <loext:graphic-properties draw:fill="none" draw:fill-color="#ffffff"/>
      <style:paragraph-properties fo:background-color="transparent"/>
      <style:text-properties fo:font-weight="bold" officeooo:rsid="007cb2e5" officeooo:paragraph-rsid="002913c6" fo:background-color="#ffff00" style:font-weight-asian="bold" style:font-weight-complex="bold"/>
    </style:style>
    <style:style style:name="P38" style:family="paragraph" style:parent-style-name="Table_20_Contents" style:list-style-name="L7">
      <loext:graphic-properties draw:fill="none" draw:fill-color="#ffffff"/>
      <style:paragraph-properties fo:background-color="transparent"/>
      <style:text-properties fo:font-weight="normal" officeooo:rsid="0027e1bf" officeooo:paragraph-rsid="0027e1bf" fo:background-color="transparent" style:font-weight-asian="normal" style:font-weight-complex="normal"/>
    </style:style>
    <style:style style:name="P39" style:family="paragraph" style:parent-style-name="Table_20_Contents" style:list-style-name="L10">
      <loext:graphic-properties draw:fill="none" draw:fill-color="#ffffff"/>
      <style:paragraph-properties fo:background-color="transparent"/>
      <style:text-properties fo:font-weight="normal" officeooo:rsid="0027e1bf" officeooo:paragraph-rsid="0037e317" fo:background-color="#00ff00" style:font-weight-asian="normal" style:font-weight-complex="normal"/>
    </style:style>
    <style:style style:name="P40" style:family="paragraph" style:parent-style-name="Table_20_Contents" style:list-style-name="L11">
      <loext:graphic-properties draw:fill="none" draw:fill-color="#ffffff"/>
      <style:paragraph-properties fo:background-color="transparent"/>
      <style:text-properties fo:font-weight="normal" officeooo:rsid="0030dfe7" officeooo:paragraph-rsid="0037e317" fo:background-color="#00ff00" style:font-weight-asian="normal" style:font-weight-complex="normal"/>
    </style:style>
    <style:style style:name="P41" style:family="paragraph" style:parent-style-name="Table_20_Contents" style:list-style-name="L12">
      <loext:graphic-properties draw:fill="none" draw:fill-color="#ffffff"/>
      <style:paragraph-properties fo:background-color="transparent"/>
      <style:text-properties fo:font-weight="normal" officeooo:rsid="0026ff05" officeooo:paragraph-rsid="0026ff05" fo:background-color="#00ff00" style:font-weight-asian="normal" style:font-weight-complex="normal"/>
    </style:style>
    <style:style style:name="T1" style:family="text">
      <style:text-properties officeooo:rsid="001f89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9dc" style:font-weight-asian="normal" style:font-weight-complex="normal"/>
    </style:style>
    <style:style style:name="T4" style:family="text">
      <style:text-properties fo:font-weight="normal" officeooo:rsid="00248519" style:font-weight-asian="normal" style:font-weight-complex="normal"/>
    </style:style>
    <style:style style:name="T5" style:family="text">
      <style:text-properties fo:font-weight="normal" officeooo:rsid="00949be6" style:font-weight-asian="normal" style:font-weight-complex="normal"/>
    </style:style>
    <style:style style:name="T6" style:family="text">
      <style:text-properties fo:font-weight="normal" officeooo:rsid="002913c6" style:font-weight-asian="normal" style:font-weight-complex="normal"/>
    </style:style>
    <style:style style:name="T7" style:family="text">
      <style:text-properties fo:font-weight="normal" officeooo:rsid="00938c35" style:font-weight-asian="normal" style:font-weight-complex="normal"/>
    </style:style>
    <style:style style:name="T8" style:family="text">
      <style:text-properties fo:font-weight="normal" officeooo:rsid="00282425" style:font-weight-asian="normal" style:font-weight-complex="normal"/>
    </style:style>
    <style:style style:name="T9" style:family="text">
      <style:text-properties fo:font-weight="normal" officeooo:rsid="0026ff05" style:font-weight-asian="normal" style:font-weight-complex="normal"/>
    </style:style>
    <style:style style:name="T10" style:family="text">
      <style:text-properties fo:font-weight="normal" officeooo:rsid="007cb2e5" style:font-weight-asian="normal" style:font-weight-complex="normal"/>
    </style:style>
    <style:style style:name="T11" style:family="text">
      <style:text-properties fo:font-weight="normal" officeooo:rsid="002d6980" style:font-weight-asian="normal" style:font-weight-complex="normal"/>
    </style:style>
    <style:style style:name="T12" style:family="text">
      <style:text-properties fo:font-weight="normal" officeooo:rsid="002133b5" style:font-weight-asian="normal" style:font-weight-complex="normal"/>
    </style:style>
    <style:style style:name="T13" style:family="text">
      <style:text-properties fo:font-weight="normal" officeooo:rsid="0020fc87" style:font-weight-asian="normal" style:font-weight-complex="normal"/>
    </style:style>
    <style:style style:name="T14" style:family="text">
      <style:text-properties fo:font-weight="normal" officeooo:rsid="003dd037" style:font-weight-asian="normal" style:font-weight-complex="normal"/>
    </style:style>
    <style:style style:name="T15" style:family="text">
      <style:text-properties fo:font-weight="normal" officeooo:rsid="003e8876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officeooo:rsid="001f89dc" style:font-weight-asian="bold" style:font-weight-complex="bold"/>
    </style:style>
    <style:style style:name="T17" style:family="text">
      <style:text-properties style:text-underline-style="none" fo:font-weight="bold" officeooo:rsid="001f89dc" style:font-weight-asian="bold" style:font-weight-complex="bold"/>
    </style:style>
    <style:style style:name="T18" style:family="text">
      <style:text-properties officeooo:rsid="0022cab9"/>
    </style:style>
    <style:style style:name="T19" style:family="text">
      <style:text-properties officeooo:rsid="003472c3"/>
    </style:style>
    <style:style style:name="T20" style:family="text">
      <style:text-properties officeooo:rsid="00452880"/>
    </style:style>
    <style:style style:name="T21" style:family="text">
      <style:text-properties officeooo:rsid="004eec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o do for English Builder 1.0</text:h>
      <text:list xml:id="list7021961059846666880" text:style-name="L1">
        <text:list-item>
          <text:p text:style-name="P5"><text:span text:style-name="T18">I</text:span>nitialisation </text:p>
        </text:list-item>
      </text:list>
      <text:list xml:id="list1325399189131765267" text:style-name="L2">
        <text:list-item>
          <text:list>
            <text:list-item>
              <text:p text:style-name="P6"><text:span text:style-name="T1">need to check if exists for </text:span><text:span text:style-name="T16">every</text:span><text:span text:style-name="T17"> </text:span><text:span text:style-name="T3">property</text:span></text:p>
            </text:list-item>
            <text:list-item>
              <text:p text:style-name="P10">better defaults for volumes</text:p>
            </text:list-item>
            <text:list-item>
              <text:p text:style-name="P11">fix bug: voices don’t save</text:p>
            </text:list-item>
          </text:list>
        </text:list-item>
      </text:list>
      <text:list xml:id="list215519203468902" text:continue-list="list7021961059846666880" text:style-name="L1">
        <text:list-item>
          <text:p text:style-name="P28">Attribution</text:p>
        </text:list-item>
      </text:list>
      <text:list xml:id="list8930269123520951359" text:style-name="L3">
        <text:list-item>
          <text:list>
            <text:list-item>
              <text:p text:style-name="P29">Check every image/audio up to date</text:p>
            </text:list-item>
            <text:list-item>
              <text:p text:style-name="P29">Add RV to Attribution</text:p>
            </text:list-item>
            <text:list-item>
              <text:p text:style-name="P29">Add sound for msg boxes</text:p>
            </text:list-item>
            <text:list-item>
              <text:p text:style-name="P30">add sound for correct, <text:span text:style-name="T21">incorrect etc.</text:span></text:p>
            </text:list-item>
          </text:list>
        </text:list-item>
      </text:list>
      <text:list xml:id="list215518722268440" text:continue-list="list215519203468902" text:style-name="L1">
        <text:list-item>
          <text:p text:style-name="P31">Readers</text:p>
        </text:list-item>
      </text:list>
      <text:list xml:id="list1406081616602076019" text:style-name="L4">
        <text:list-item>
          <text:p text:style-name="P33"><text:span text:style-name="T12">fin</text:span><text:span text:style-name="T13">ish translations for books 3, 4 &amp; 5 (pp 1-2)</text:span></text:p>
        </text:list-item>
        <text:list-item>
          <text:p text:style-name="P7"><text:span text:style-name="T13">v</text:span><text:span text:style-name="T2">isual and audio feedback for answers</text:span></text:p>
        </text:list-item>
        <text:list-item>
          <text:p text:style-name="P12">better feedback (percentage) at end of activity</text:p>
        </text:list-item>
        <text:list-item>
          <text:p text:style-name="P8"><text:span text:style-name="T2">Bug: start “Read a Book”; </text:span><text:span text:style-name="T14">start Phonics Bingo Classroom; click “Activities and Content” </text:span><text:span text:style-name="T15">(related to Vocabulary Set-up bug)</text:span></text:p>
        </text:list-item>
        <text:list-item>
          <text:p text:style-name="P9"><text:span text:style-name="T15">a</text:span><text:span text:style-name="T2">dded volume control for audio feedback</text:span></text:p>
        </text:list-item>
      </text:list>
      <text:list xml:id="list215520338780583" text:continue-list="list215518722268440" text:style-name="L1">
        <text:list-item>
          <text:p text:style-name="P25">Vocabulary Set-up</text:p>
        </text:list-item>
      </text:list>
      <text:list xml:id="list1125361303706777690" text:style-name="L5">
        <text:list-item>
          <text:list>
            <text:list-item>
              <text:p text:style-name="P14">Fix bug (probably re deleting topics)</text:p>
            </text:list-item>
          </text:list>
        </text:list-item>
      </text:list>
      <text:list xml:id="list215519470960492" text:continue-list="list215520338780583" text:style-name="L1">
        <text:list-item>
          <text:p text:style-name="P32">ONET</text:p>
        </text:list-item>
      </text:list>
      <text:list xml:id="list3439442692602882667" text:style-name="L6">
        <text:list-item>
          <text:list>
            <text:list-item>
              <text:p text:style-name="P13">Fix<text:span text:style-name="T20">ed</text:span> bug: Play and Learn doesn't order items</text:p>
            </text:list-item>
            <text:list-item>
              <text:p text:style-name="P15">Fixed Bug: Play and Learn did not play local audio</text:p>
            </text:list-item>
            <text:list-item>
              <text:p text:style-name="P34"><text:span text:style-name="T4">H</text:span><text:span text:style-name="T2">ard to find bug: full tests</text:span></text:p>
            </text:list-item>
            <text:list-item>
              <text:p text:style-name="P26">More of K. Odd’s vocab</text:p>
            </text:list-item>
            <text:list-item>
              <text:p text:style-name="P27">added page to select ONET vocabulary</text:p>
            </text:list-item>
          </text:list>
        </text:list-item>
      </text:list>
      <text:list xml:id="list215520587246298" text:continue-list="list215519470960492" text:style-name="L1">
        <text:list-item>
          <text:p text:style-name="P16">Listen and Choose</text:p>
        </text:list-item>
      </text:list>
      <text:list xml:id="list7094886907587176972" text:style-name="L7">
        <text:list-item>
          <text:list>
            <text:list-item>
              <text:p text:style-name="P35"><text:span text:style-name="T9">Fix bug:</text:span><text:span text:style-name="T10"> </text:span><text:span text:style-name="T7">internet search </text:span><text:span text:style-name="T8">does </text:span><text:span text:style-name="T7">not work for stand-alone</text:span></text:p>
            </text:list-item>
            <text:list-item>
              <text:p text:style-name="P36"><text:span text:style-name="T7">F</text:span><text:span text:style-name="T2">ix bug: </text:span><text:span text:style-name="T8">missing audio in “multi” topic</text:span></text:p>
            </text:list-item>
            <text:list-item>
              <text:p text:style-name="P37"><text:span text:style-name="T5">convert all vocabul</text:span><text:span text:style-name="T6">a</text:span><text:span text:style-name="T5">ry items to objects </text:span><text:span text:style-name="T6">(</text:span><text:span text:style-name="T11">postpone to 1.1</text:span><text:span text:style-name="T6">)</text:span></text:p>
              <text:p text:style-name="P38"/>
            </text:list-item>
          </text:list>
        </text:list-item>
      </text:list>
      <text:list xml:id="list215519791956632" text:continue-list="list215520587246298" text:style-name="L1">
        <text:list-item>
          <text:p text:style-name="P17">GUI</text:p>
        </text:list-item>
      </text:list>
      <text:list xml:id="list4299496969665052651" text:style-name="L8">
        <text:list-item>
          <text:list>
            <text:list-item>
              <text:p text:style-name="P18"><text:soft-page-break/>Firefox problem with Activity Types and Options buttons</text:p>
            </text:list-item>
            <text:list-item>
              <text:p text:style-name="P19">Fixed animated glowing icons – don’t double speed if Activities and Content button clicked twice</text:p>
            </text:list-item>
          </text:list>
        </text:list-item>
      </text:list>
      <text:list xml:id="list215519606506126" text:continue-list="list215519791956632" text:style-name="L1">
        <text:list-item>
          <text:p text:style-name="P20">Phonics Bingo</text:p>
        </text:list-item>
      </text:list>
      <text:list xml:id="list2324677439553348856" text:style-name="L9">
        <text:list-item>
          <text:list>
            <text:list-item>
              <text:p text:style-name="P21">Set up Phonics bingo for every unit: 1-13</text:p>
            </text:list-item>
            <text:list-item>
              <text:p text:style-name="P21">Record new audio for Unit 1-<text:span text:style-name="T19">1</text:span>3 including 3 “tones” per item</text:p>
            </text:list-item>
          </text:list>
        </text:list-item>
      </text:list>
      <text:list xml:id="list215518865076484" text:continue-list="list215519606506126" text:style-name="L1">
        <text:list-item>
          <text:p text:style-name="P16">Numbers Bingo</text:p>
        </text:list-item>
      </text:list>
      <text:list xml:id="list4244163585647864521" text:style-name="L10">
        <text:list-item>
          <text:list>
            <text:list-item>
              <text:p text:style-name="P39">Record and arrange my voice</text:p>
            </text:list-item>
          </text:list>
        </text:list-item>
      </text:list>
      <text:list xml:id="list540792031100551330" text:style-name="L11">
        <text:list-item>
          <text:list>
            <text:list-item>
              <text:p text:style-name="P40">Fixed bugs re: items continuing after game finished</text:p>
            </text:list-item>
          </text:list>
        </text:list-item>
      </text:list>
      <text:p text:style-name="P2"/>
      <text:list xml:id="list215519007818767" text:continue-list="list215518865076484" text:style-name="L1">
        <text:list-item>
          <text:p text:style-name="P22">Added Phonics Bingo Classroom Version</text:p>
        </text:list-item>
        <text:list-item>
          <text:p text:style-name="P23">Fixed bug: Phonics Display sometimes appeared when starting Phonics Bingo</text:p>
        </text:list-item>
        <text:list-item>
          <text:p text:style-name="P24">Fixed instructions at top of choice box – different instructions now for Look and Choose, Read a Book and ONET activities.</text:p>
        </text:list-item>
        <text:list-item>
          <text:p text:style-name="P16">Intro</text:p>
        </text:list-item>
      </text:list>
      <text:list xml:id="list5609067001701247672" text:style-name="L12">
        <text:list-item>
          <text:list>
            <text:list-item>
              <text:p text:style-name="P41">Change to 5 sec</text:p>
            </text:list-item>
          </text:list>
        </text:list-item>
      </text:list>
      <text:p text:style-name="P1"/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6pt" style:font-name-asian="Lucida Sans Unicode" style:font-family-asian="'Lucida Sans Unicode'" style:font-family-generic-asian="system" style:font-pitch-asian="variable" style:font-size-asian="14pt" style:font-name-complex="Angsana New1" style:font-family-complex="'Angsana New'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5:01:11.866636423</meta:creation-date>
    <dc:date>2016-05-12T21:55:17.193459944</dc:date>
    <meta:editing-duration>P1DT2H17M4S</meta:editing-duration>
    <meta:editing-cycles>42</meta:editing-cycles>
    <meta:generator>LibreOffice/5.0.4.2$Linux_X86_64 LibreOffice_project/00m0$Build-2</meta:generator>
    <meta:document-statistic meta:table-count="0" meta:image-count="0" meta:object-count="0" meta:page-count="2" meta:paragraph-count="43" meta:word-count="307" meta:character-count="1639" meta:non-whitespace-character-count="1413"/>
  </office:meta>
</office:document-meta>
</file>